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2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6" style:family="text">
      <style:text-properties fo:color="#ffffff" style:font-name="Segoe UI2" fo:font-size="16pt" fo:text-shadow="1pt 1pt" style:font-name-asian="Segoe UI2" style:font-size-asian="16pt" style:font-name-complex="Segoe UI2" style:font-size-complex="16pt"/>
    </style:style>
    <style:style style:name="T7" style:family="text">
      <style:text-properties fo:color="#ffffff" style:font-name="Segoe UI2" fo:font-size="26pt" fo:text-shadow="1pt 1pt" style:font-name-asian="Segoe UI2" style:font-size-asian="26pt" style:font-name-complex="Segoe UI2" style:font-size-complex="26pt"/>
    </style:style>
    <style:style style:name="T8" style:family="text">
      <style:text-properties fo:color="#000000" style:font-name="Segoe UI Semibold" fo:font-size="24pt" fo:text-shadow="none" style:font-name-asian="Segoe UI2" style:font-size-asian="24pt" style:font-name-complex="Segoe UI2" style:font-size-complex="24pt"/>
    </style:style>
    <style:style style:name="T9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49cm" svg:x="1.524cm" svg:y="0.561cm">
          <draw:text-box>
            <text:p text:style-name="P1"><text:span text:style-name="T1">HYMN #650</text:span></text:p>
            <text:p text:style-name="P1"><text:span text:style-name="T2">“</text:span><text:span text:style-name="T2">Holy Spirit, Ever Dwelling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547cm" svg:y="0.551cm">
          <draw:text-box>
            <text:p text:style-name="P4"><text:span text:style-name="T3">1. </text:span><text:span text:style-name="T4">Holy Spirit, ever dwelling</text:span><text:span text:style-name="T4"><text:line-break/></text:span><text:span text:style-name="T4">In the holiest realms of light;</text:span><text:span text:style-name="T4"><text:line-break/></text:span><text:span text:style-name="T4">Holy Spirit, ever brooding</text:span><text:span text:style-name="T4"><text:line-break/></text:span><text:span text:style-name="T4">O’er a world of gloom and nigh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3" draw:text-style-name="P7" draw:layer="layout" svg:width="24.892cm" svg:height="7.011cm" svg:x="1.524cm" svg:y="0.508cm">
          <draw:text-box>
            <text:p text:style-name="P6"><text:span text:style-name="T4">Holy Spirit, ever raising</text:span><text:span text:style-name="T4"><text:line-break/></text:span><text:span text:style-name="T4">Those of earth to thrones on high;</text:span><text:span text:style-name="T4"><text:line-break/></text:span><text:span text:style-name="T4">Living, life-imparting Spirit,</text:span><text:span text:style-name="T4"><text:line-break/></text:span><text:span text:style-name="T4">You we praise and magnif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3" draw:text-style-name="P5" draw:layer="layout" svg:width="24.083cm" svg:height="7.011cm" svg:x="2.079cm" svg:y="0.508cm">
          <draw:text-box>
            <text:p text:style-name="P4"><text:span text:style-name="T3">2. </text:span><text:span text:style-name="T4">Holy Spirit, ever living</text:span><text:span text:style-name="T4"><text:line-break/></text:span><text:span text:style-name="T4">As the Church’s very life;</text:span><text:span text:style-name="T4"><text:line-break/></text:span><text:span text:style-name="T4">Holy Spirit, ever striving</text:span><text:span text:style-name="T4"><text:line-break/></text:span><text:span text:style-name="T4">Through us in a ceaseless strif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3" draw:text-style-name="P7" draw:layer="layout" svg:width="24.892cm" svg:height="7.011cm" svg:x="1.524cm" svg:y="0.508cm">
          <draw:text-box>
            <text:p text:style-name="P6"><text:span text:style-name="T4">Holy Spirit, ever forming</text:span><text:span text:style-name="T4"><text:line-break/></text:span><text:span text:style-name="T4">In the Church the mind of Christ:</text:span><text:span text:style-name="T4"><text:line-break/></text:span><text:span text:style-name="T4">You we praise with endless worship</text:span><text:span text:style-name="T4"><text:line-break/></text:span><text:span text:style-name="T4">For Your gifts and fruits unpric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3. </text:span><text:span text:style-name="T4">Holy Spirit, ever working</text:span><text:span text:style-name="T4"><text:line-break/></text:span><text:span text:style-name="T4">Through the Church’s ministry;</text:span><text:span text:style-name="T4"><text:line-break/></text:span><text:span text:style-name="T5">Quick’ning, strength’ning, and absolving,</text:span><text:span text:style-name="T4"><text:line-break/></text:span><text:span text:style-name="T4">Setting captive sinners fr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4" draw:text-style-name="P7" draw:layer="layout" svg:width="24.13cm" svg:height="10.414cm" svg:x="1.778cm" svg:y="0.508cm">
          <draw:text-box>
            <text:p text:style-name="P6"><text:span text:style-name="T4">Holy Spirit, ever binding</text:span><text:span text:style-name="T4"><text:line-break/></text:span><text:span text:style-name="T4">Age to age and soul to soul</text:span><text:span text:style-name="T4"><text:line-break/></text:span><text:span text:style-name="T4">In communion never ending,</text:span><text:span text:style-name="T4"><text:line-break/></text:span><text:span text:style-name="T4">You we worship and extol.</text:span></text:p>
            <text:p text:style-name="P8"><text:span text:style-name="T6"/></text:p>
            <text:p text:style-name="P8"><text:span text:style-name="T7"/></text:p>
            <text:p text:style-name="P8"><text:span text:style-name="T7"><text:s text:c="7"/></text:span><text:span text:style-name="T8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0:34:49.401000000</meta:creation-date>
    <dc:date>2019-04-27T12:07:35.032000000</dc:date>
    <meta:editing-duration>PT27M19S</meta:editing-duration>
    <meta:editing-cycles>12</meta:editing-cycles>
    <meta:generator>LibreOffice/6.1.5.2$Windows_X86_64 LibreOffice_project/90f8dcf33c87b3705e78202e3df5142b201bd805</meta:generator>
    <meta:document-statistic meta:object-count="42"/>
  </office:meta>
</office:document-meta>
</file>